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assus" svg:font-family="Lassus"/>
    <style:font-face style:name="Tahoma" svg:font-family="Tahoma"/>
    <style:font-face style:name="Lassus1" svg:font-family="Lassus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style:font-name="Lassus" style:font-name-asian="Lassus" style:font-name-complex="Lassus" fo:font-size="44pt" style:font-size-asian="44pt" style:font-size-complex="44pt"/>
    </style:style>
    <style:style style:name="ce4" style:family="table-cell" style:parent-style-name="Default" style:data-style-name="N0">
      <style:text-properties style:font-name="Lassus" style:font-name-asian="Lassus" style:font-name-complex="Lassus" fo:font-size="36pt" style:font-size-asian="36pt" style:font-size-complex="36pt"/>
    </style:style>
    <style:style style:name="ce5" style:family="table-cell" style:parent-style-name="Default" style:data-style-name="N0">
      <style:text-properties style:font-name="Lassus" style:font-name-asian="Lassus" style:font-name-complex="Lassus" fo:font-size="40pt" style:font-size-asian="40pt" style:font-size-complex="40pt"/>
    </style:style>
    <style:style style:name="ce6" style:family="table-cell" style:parent-style-name="Default" style:data-style-name="N0">
      <style:text-properties style:font-name="Tahoma" style:font-name-asian="Tahoma" style:font-name-complex="Tahoma" fo:font-size="40pt" style:font-size-asian="40pt" style:font-size-complex="40pt"/>
    </style:style>
    <style:style style:name="ce7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8" style:family="table-cell" style:parent-style-name="Default" style:data-style-name="N0">
      <style:text-properties style:font-name="Lassus1" style:font-name-asian="Lassus1" style:font-name-complex="Lassus1" fo:font-size="44pt" style:font-size-asian="44pt" style:font-size-complex="44pt"/>
    </style:style>
    <style:style style:name="ce9" style:family="table-cell" style:parent-style-name="Default" style:data-style-name="N30">
      <style:table-cell-properties style:vertical-align="automatic" fo:background-color="#00008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automatic" fo:background-color="#E6E6E6" style:repeat-content="false"/>
      <style:paragraph-properties fo:text-align="end" fo:margin-right="0cm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C0C0C0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30">
      <style:table-cell-properties style:vertical-align="automatic" fo:background-color="#FF950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style:vertical-align="automatic" fo:background-color="#FF950E" style:repeat-content="false"/>
      <style:paragraph-properties fo:text-align="end" fo:margin-right="0cm"/>
      <style:text-properties fo:color="#C0C0C0"/>
    </style:style>
    <style:style style:name="ce16" style:family="table-cell" style:parent-style-name="Default" style:data-style-name="N30"/>
    <style:style style:name="ce17" style:family="table-cell" style:parent-style-name="Default" style:data-style-name="N30">
      <style:table-cell-properties style:vertical-align="automatic" fo:background-color="#FF0000" style:repeat-content="false"/>
      <style:paragraph-properties fo:text-align="end" fo:margin-right="0cm"/>
    </style:style>
    <style:style style:name="ce18" style:family="table-cell" style:parent-style-name="Default" style:data-style-name="N30">
      <style:table-cell-properties style:vertical-align="automatic" fo:background-color="#FF00FF" style:repeat-content="false"/>
      <style:paragraph-properties fo:text-align="end" fo:margin-right="0cm"/>
    </style:style>
    <style:style style:name="ce19" style:family="table-cell" style:parent-style-name="Default" style:data-style-name="N30">
      <style:table-cell-properties style:vertical-align="automatic" fo:background-color="#00008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assus" style:font-name-asian="Lassus" style:font-name-complex="Lassus" fo:font-size="44pt" style:font-size-asian="44pt" style:font-size-complex="4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assus" style:font-name-asian="Lassus" style:font-name-complex="Lassus" fo:font-size="36pt" style:font-size-asian="36pt" style:font-size-complex="3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assus" style:font-name-asian="Lassus" style:font-name-complex="Lassu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assus" style:font-name-asian="Lassus" style:font-name-complex="Lassus" fo:font-size="40pt" style:font-size-asian="40pt" style:font-size-complex="4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7" style:family="text" style:parent-style-name="Default">
      <style:text-properties fo:color="#00AA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8" style:family="text" style:parent-style-name="Default">
      <style:text-properties fo:color="#FF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9" style:family="text" style:parent-style-name="Default">
      <style:text-properties fo:color="#00AA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AA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3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BBBBBB" style:text-line-through-style="none" style:font-name="Lassus" style:font-name-asian="Lassus" style:font-name-complex="Lassus" fo:font-size="44pt" style:font-size-asian="44pt" style:font-size-complex="4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BBBBBB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6" style:family="text" style:parent-style-name="Default">
      <style:text-properties fo:color="#CCCCCC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7" style:family="text" style:parent-style-name="Default">
      <style:text-properties fo:color="#CCCCCC" style:text-line-through-style="none" style:font-name="Lassus" style:font-name-asian="Lassus" style:font-name-complex="Lassus" fo:font-size="44pt" style:font-size-asian="44pt" style:font-size-complex="4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2.780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1.5pt" style:use-optimal-row-height="true" fo:break-before="auto"/>
    </style:style>
    <style:style style:name="ro3" style:family="table-row">
      <style:table-row-properties style:row-height="50.25pt" style:use-optimal-row-height="true" fo:break-before="auto"/>
    </style:style>
    <style:style style:name="ro4" style:family="table-row">
      <style:table-row-properties style:row-height="55.5pt" style:use-optimal-row-height="true" fo:break-before="auto"/>
    </style:style>
    <style:style style:name="ro5" style:family="table-row">
      <style:table-row-properties style:row-height="48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zcionka_Lassu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ownload:</text:p>
          </table:table-cell>
          <table:table-cell office:value-type="string" table:style-name="ce1">
            <text:p><text:a xlink:href="http://www.dailyfreefonts.com/fonts/info/4015-Lassus.html">http://www.dailyfreefonts.com/fonts/info/4015-Lassus.html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sus b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David Rakowski:</text:p>
          </table:table-cell>
          <table:table-cell office:value-type="string" table:style-name="ce1">
            <text:p><text:a xlink:href="http://www.dafont.com/lassus.font">http://www.dafont.com/lassus.font</text:a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`1234567890-= <text:s/>~!@#$%^&amp;*()_+ <text:s/>qwertyuiop[]\ <text:s/>QWERTYUIOP{}| <text:s/>asdfghjkl;’ <text:s/>ASDFGHJKL:” <text:s/>zxcvbnm,./ <text:s/>Z</text:p>
          </table:table-cell>
          <table:table-cell table:number-columns-repeated="16382"/>
        </table:table-row>
        <table:table-row table:style-name="ro3">
          <table:table-cell table:style-name="ce2"/>
          <table:table-cell office:value-type="string" table:style-name="ce4">
            <text:p>qwertyuiop[]\ asdfg hjkl;' zxcvbnm,./~ „” XCVBNM&lt;&gt;?<text:s/><text:span text:style-name="T4">`<text:s/></text:span>12<text:span text:style-name="T4">π</text:span>34567890`@#$%^&amp;*()_+ QWERTYU=-5 IOP{}| ASDFGHJKL:Z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4">
          <table:table-cell table:style-name="ce2"/>
          <table:table-cell office:value-type="string" table:style-name="ce5">
            <text:p>qwe<text:s/><text:span text:style-name="T6">r</text:span><text:span text:style-name="T7">t</text:span><text:span text:style-name="T6">yuiop[<text:s/></text:span>]\asdfg</text:p>
          </table:table-cell>
          <table:table-cell table:number-columns-repeated="16382"/>
        </table:table-row>
        <table:table-row table:style-name="ro4">
          <table:table-cell table:style-name="ce2"/>
          <table:table-cell office:value-type="string" table:style-name="ce5">
            <text:p>hjk<text:s/><text:span text:style-name="T6">l</text:span><text:span text:style-name="T7">;</text:span><text:span text:style-name="T6">'zxcvb</text:span><text:s/>nm,./~4</text:p>
          </table:table-cell>
          <table:table-cell table:number-columns-repeated="16382"/>
        </table:table-row>
        <table:table-row table:style-name="ro5">
          <table:table-cell table:style-name="ce2"/>
          <table:table-cell office:value-type="string" table:style-name="ce6">
            <text:p><text:span text:style-name="T8">C<text:s/></text:span><text:span text:style-name="T9">D</text:span><text:span text:style-name="T8"><text:s/>EF G A H C<text:s/></text:span><text:span text:style-name="T10">D E F G A H C</text:span></text:p>
          </table:table-cell>
          <table:table-cell table:number-columns-repeated="16382"/>
        </table:table-row>
        <table:table-row table:style-name="ro6">
          <table:table-cell table:style-name="ce2"/>
          <table:table-cell office:value-type="string" table:style-name="ce7">
            <text:p><text:span text:style-name="T11">do<text:s/></text:span><text:span text:style-name="T12">re</text:span><text:span text:style-name="T11"><text:s/>mi fa sol la si do</text:span></text:p>
          </table:table-cell>
          <table:table-cell table:number-columns-repeated="16382"/>
        </table:table-row>
        <table:table-row table:style-name="ro4">
          <table:table-cell table:style-name="ce2"/>
          <table:table-cell office:value-type="string" table:style-name="ce5">
            <text:p>@#$ %<text:span text:style-name="T7">^</text:span>&amp;*()_+ QWERTYU</text:p>
          </table:table-cell>
          <table:table-cell table:number-columns-repeated="16382"/>
        </table:table-row>
        <table:table-row table:style-name="ro4">
          <table:table-cell table:style-name="ce2"/>
          <table:table-cell office:value-type="string" table:style-name="ce5">
            <text:p>IOP<text:s/><text:span text:style-name="T13">{</text:span><text:span text:style-name="T7">}</text:span><text:span text:style-name="T13">|ASDFG<text:s/></text:span>HJKL:4Z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8">
            <text:p><text:span text:style-name="T2">`<text:s/></text:span><text:span text:style-name="T2">π</text:span><text:span text:style-name="T2"><text:s/>Ð ð</text:span><text:span text:style-name="T2"><text:s/>= - π=<text:s/></text:span><text:span text:style-name="T2">∙</text:span><text:span text:style-name="T2"><text:s/>5 ł ‚—±Œ„‰ÂÊÁ ÈØ∏”’»ÅÍ</text:span><text:span text:style-name="T2"><text:s/></text:span><text:span text:style-name="T2">ž<text:s/></text:span><text:span text:style-name="T2">XCVBNM&lt;&gt;?Ÿ</text:span><text:span text:style-name="T2">∕</text:span><text:span text:style-name="T2">¤</text:span><text:span text:style-name="T2">‹›‡°</text:span><text:span text:style-name="T2"><text:s/></text:span><text:span text:style-name="T2">Ž ¡™£¢</text:span><text:span text:style-name="T2">∞</text:span><text:span text:style-name="T2">§¶ªº–</text:span><text:span text:style-name="T2">≠œ</text:span><text:span text:style-name="T2">Σ®†¥ø</text:span><text:span text:style-name="T2"><text:s/></text:span><text:span text:style-name="T2">ý</text:span><text:span text:style-name="T2"><text:s/></text:span><text:span text:style-name="T2">ÎÏÌÓÔÒÚÆÛÙÇ◊ı˜ˉ˘ š Š Ł þ Ý Þ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8">
            <text:p><text:span text:style-name="T2">ž<text:s/></text:span><text:span text:style-name="T2">XCVBNM&lt;&gt;?Ÿ</text:span><text:span text:style-name="T2">∕</text:span><text:span text:style-name="T2">¤</text:span><text:span text:style-name="T2">‹›‡°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8">
            <text:p><text:span text:style-name="T2">‚—±Œ„‰ÂÊÁ ÈØ∏”’»ÅÍ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8">
            <text:p><text:span text:style-name="T2">ý</text:span><text:span text:style-name="T2"><text:s/></text:span><text:span text:style-name="T2">ÎÏÌÓÔÒÚÆÛÙÇ◊ı˜ˉ˘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8">
            <text:p><text:span text:style-name="T2">Ž ¡™£¢</text:span><text:span text:style-name="T2">∞</text:span><text:span text:style-name="T2">§¶ªº–</text:span><text:span text:style-name="T2">≠œ</text:span><text:span text:style-name="T2">Σ®†¥ø</text:span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8">
            <text:p><text:span text:style-name="T2">‚ — ± Œ „<text:s/></text:span><text:span text:style-name="T14">‰</text:span><text:span text:style-name="T2"><text:s/>Â Ê Á<text:s/></text:span><text:span text:style-name="T2">È Ø ∏ ” ’ » Å Í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 D<text:s/><text:span text:style-name="T15">E<text:s/></text:span>F G A<text:s/><text:span text:style-name="T15">H<text:s/></text:span>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pan text:style-name="T16">C</text:span><text:s/>D E<text:s/><text:span text:style-name="T16">F</text:span><text:s/>G A B<text:s/><text:span text:style-name="T16">C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8">
            <text:p><text:span text:style-name="T2">ž<text:s/></text:span><text:span text:style-name="T2">X C V<text:s/></text:span><text:span text:style-name="T14">B</text:span><text:span text:style-name="T2"><text:s/>N M<text:s/></text:span><text:span text:style-name="T17">&lt;</text:span><text:span text:style-name="T2"><text:s/>&gt;<text:s/></text:span><text:span text:style-name="T2">? Ÿ<text:s/></text:span><text:span text:style-name="T17">∕</text:span><text:span text:style-name="T2"><text:s/></text:span><text:span text:style-name="T2">¤<text:s/></text:span><text:span text:style-name="T2">‹ ›   ‡ °</text:span>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5">
            <text:p>rl%{ <text:s/>0987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Częstotliwości" table:style-name="ta1">
        <table:table-column table:style-name="co4" table:default-cell-style-name="ce1"/>
        <table:table-column table:style-name="co5" table:number-columns-repeated="14" table:default-cell-style-name="ce1"/>
        <table:table-column table:style-name="co6" table:number-columns-repeated="1008" table:default-cell-style-name="ce1"/>
        <table:table-column table:style-name="co3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a xlink:href="http://vk3khb.gak.net.au/mus-freq.html">http://vk3khb.gak.net.au/mus-freq.html</text:a></text:p>
          </table:table-cell>
          <table:table-cell table:number-columns-repeated="3" table:style-name="ce1"/>
          <table:table-cell office:value-type="string" table:style-name="ce1">
            <text:p>These General Midi Instruments produc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-group table:display="false">
          <table:table-row table:style-name="ro1" table:visibility="collapse">
            <table:table-cell table:number-columns-repeated="5" table:style-name="ce1"/>
            <table:table-cell office:value-type="string" table:style-name="ce1">
              <text:p>Ocarina (79) modulated Sine wave ~~~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Lead 1 (80) modulated Square wave -_-_-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Lead 2 (81) modulated Sawtooth wave /\/\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16384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Music programs can limit notes to a range of: Db(0) 8.6Hz to G(10) 12.5Khz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For Notes below 8hz use the Drum Kit or "Percussion" instruments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For notes above 12.5Khz use a dedicated signal generator</text:p>
            </table:table-cell>
            <table:table-cell table:number-columns-repeated="16378" table:style-name="ce1"/>
          </table:table-row>
          <table:table-row table:style-name="ro1" table:visibility="collapse">
            <table:table-cell table:number-columns-repeated="5" table:style-name="ce1"/>
            <table:table-cell office:value-type="string" table:style-name="ce1">
              <text:p>Frequency is in Hertz (Hz) - Musical Notes from 4Hz to 33KhzOct.</text:p>
            </table:table-cell>
            <table:table-cell table:number-columns-repeated="16378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9">
            <text:p>Oct.</text:p>
          </table:table-cell>
          <table:table-cell office:value-type="string" table:style-name="ce9">
            <text:p>C# / Db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# / Eb</text:p>
          </table:table-cell>
          <table:table-cell office:value-type="string" table:style-name="ce9">
            <text:p>E</text:p>
          </table:table-cell>
          <table:table-cell office:value-type="string" table:style-name="ce9">
            <text:p>F</text:p>
          </table:table-cell>
          <table:table-cell office:value-type="string" table:style-name="ce9">
            <text:p>F# / Gb</text:p>
          </table:table-cell>
          <table:table-cell office:value-type="string" table:style-name="ce9">
            <text:p>G</text:p>
          </table:table-cell>
          <table:table-cell office:value-type="string" table:style-name="ce9">
            <text:p>G# /Ab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# / Bb</text:p>
          </table:table-cell>
          <table:table-cell office:value-type="string" table:style-name="ce9">
            <text:p>B</text:p>
          </table:table-cell>
          <table:table-cell office:value-type="string" table:style-name="ce9">
            <text:p>C</text:p>
          </table:table-cell>
          <table:table-cell office:value-type="string" table:style-name="ce9">
            <text:p>Oct.</text:p>
          </table:table-cell>
          <table:table-cell table:number-columns-repeated="16370"/>
        </table:table-row>
        <table:table-row-group>
          <table:table-row table:style-name="ro1">
            <table:table-cell office:value-type="string" table:style-name="ce10">
              <text:p>-2</text:p>
            </table:table-cell>
            <table:table-cell office:value-type="string" table:style-name="ce11">
              <text:p>2.165</text:p>
            </table:table-cell>
            <table:table-cell office:value-type="string" table:style-name="ce11">
              <text:p>2.294</text:p>
            </table:table-cell>
            <table:table-cell office:value-type="string" table:style-name="ce11">
              <text:p>2.430</text:p>
            </table:table-cell>
            <table:table-cell office:value-type="string" table:style-name="ce11">
              <text:p>2.575</text:p>
            </table:table-cell>
            <table:table-cell office:value-type="string" table:style-name="ce11">
              <text:p>2.728</text:p>
            </table:table-cell>
            <table:table-cell office:value-type="string" table:style-name="ce11">
              <text:p>2.890</text:p>
            </table:table-cell>
            <table:table-cell office:value-type="string" table:style-name="ce11">
              <text:p>3.062</text:p>
            </table:table-cell>
            <table:table-cell office:value-type="string" table:style-name="ce11">
              <text:p>3.244</text:p>
            </table:table-cell>
            <table:table-cell office:value-type="string" table:style-name="ce11">
              <text:p>3.437</text:p>
            </table:table-cell>
            <table:table-cell office:value-type="string" table:style-name="ce11">
              <text:p>3.646</text:p>
            </table:table-cell>
            <table:table-cell office:value-type="string" table:style-name="ce11">
              <text:p>3.858</text:p>
            </table:table-cell>
            <table:table-cell office:value-type="string" table:style-name="ce11">
              <text:p>4.088</text:p>
            </table:table-cell>
            <table:table-cell office:value-type="string" table:style-name="ce10">
              <text:p>-2</text:p>
            </table:table-cell>
            <table:table-cell table:number-columns-repeated="16370"/>
          </table:table-row>
          <table:table-row table:style-name="ro1">
            <table:table-cell office:value-type="string" table:style-name="ce10">
              <text:p>-1</text:p>
            </table:table-cell>
            <table:table-cell office:value-type="string" table:style-name="ce11">
              <text:p>4.331</text:p>
            </table:table-cell>
            <table:table-cell office:value-type="string" table:style-name="ce11">
              <text:p>4.588</text:p>
            </table:table-cell>
            <table:table-cell office:value-type="string" table:style-name="ce11">
              <text:p>4.861</text:p>
            </table:table-cell>
            <table:table-cell office:value-type="string" table:style-name="ce11">
              <text:p>5.150</text:p>
            </table:table-cell>
            <table:table-cell office:value-type="string" table:style-name="ce11">
              <text:p>5.456</text:p>
            </table:table-cell>
            <table:table-cell office:value-type="string" table:style-name="ce11">
              <text:p>5.781</text:p>
            </table:table-cell>
            <table:table-cell office:value-type="string" table:style-name="ce11">
              <text:p>6.125</text:p>
            </table:table-cell>
            <table:table-cell office:value-type="string" table:style-name="ce11">
              <text:p>6.489</text:p>
            </table:table-cell>
            <table:table-cell office:value-type="string" table:style-name="ce11">
              <text:p>6.875</text:p>
            </table:table-cell>
            <table:table-cell office:value-type="string" table:style-name="ce11">
              <text:p>7.293</text:p>
            </table:table-cell>
            <table:table-cell office:value-type="string" table:style-name="ce11">
              <text:p>7.717</text:p>
            </table:table-cell>
            <table:table-cell office:value-type="string" table:style-name="ce11">
              <text:p>8.176</text:p>
            </table:table-cell>
            <table:table-cell office:value-type="string" table:style-name="ce10">
              <text:p>-1</text:p>
            </table:table-cell>
            <table:table-cell table:number-columns-repeated="16370"/>
          </table:table-row>
          <table:table-row table:style-name="ro1">
            <table:table-cell office:value-type="string" table:style-name="ce10">
              <text:p>0</text:p>
            </table:table-cell>
            <table:table-cell office:value-type="string" table:style-name="ce12">
              <text:p>8.662</text:p>
            </table:table-cell>
            <table:table-cell office:value-type="string" table:style-name="ce13">
              <text:p>9.177</text:p>
            </table:table-cell>
            <table:table-cell office:value-type="string" table:style-name="ce12">
              <text:p>9.723</text:p>
            </table:table-cell>
            <table:table-cell office:value-type="string" table:style-name="ce13">
              <text:p>10.301</text:p>
            </table:table-cell>
            <table:table-cell office:value-type="string" table:style-name="ce13">
              <text:p>10.913</text:p>
            </table:table-cell>
            <table:table-cell office:value-type="string" table:style-name="ce12">
              <text:p>11.562</text:p>
            </table:table-cell>
            <table:table-cell office:value-type="string" table:style-name="ce13">
              <text:p>12.250</text:p>
            </table:table-cell>
            <table:table-cell office:value-type="string" table:style-name="ce12">
              <text:p>12.978</text:p>
            </table:table-cell>
            <table:table-cell office:value-type="string" table:style-name="ce13">
              <text:p>13.750</text:p>
            </table:table-cell>
            <table:table-cell office:value-type="string" table:style-name="ce12">
              <text:p>14.586</text:p>
            </table:table-cell>
            <table:table-cell office:value-type="string" table:style-name="ce13">
              <text:p>15.434</text:p>
            </table:table-cell>
            <table:table-cell office:value-type="string" table:style-name="ce13">
              <text:p>16.352</text:p>
            </table:table-cell>
            <table:table-cell office:value-type="string" table:style-name="ce10">
              <text:p>0</text:p>
            </table:table-cell>
            <table:table-cell table:number-columns-repeated="16370"/>
          </table:table-row>
          <table:table-row table:style-name="ro1">
            <table:table-cell office:value-type="string" table:style-name="ce10">
              <text:p>1</text:p>
            </table:table-cell>
            <table:table-cell office:value-type="string" table:style-name="ce12">
              <text:p>17.324</text:p>
            </table:table-cell>
            <table:table-cell office:value-type="string" table:style-name="ce13">
              <text:p>18.354</text:p>
            </table:table-cell>
            <table:table-cell office:value-type="string" table:style-name="ce12">
              <text:p>19.445</text:p>
            </table:table-cell>
            <table:table-cell office:value-type="string" table:style-name="ce13">
              <text:p>20.602</text:p>
            </table:table-cell>
            <table:table-cell office:value-type="string" table:style-name="ce13">
              <text:p>21.827</text:p>
            </table:table-cell>
            <table:table-cell office:value-type="string" table:style-name="ce12">
              <text:p>23.125</text:p>
            </table:table-cell>
            <table:table-cell office:value-type="string" table:style-name="ce13">
              <text:p>24.500</text:p>
            </table:table-cell>
            <table:table-cell office:value-type="string" table:style-name="ce12">
              <text:p>25.957</text:p>
            </table:table-cell>
            <table:table-cell office:value-type="string" table:style-name="ce13">
              <text:p>27.500</text:p>
            </table:table-cell>
            <table:table-cell office:value-type="string" table:style-name="ce12">
              <text:p>29.135</text:p>
            </table:table-cell>
            <table:table-cell office:value-type="string" table:style-name="ce13">
              <text:p>30.868</text:p>
            </table:table-cell>
            <table:table-cell office:value-type="string" table:style-name="ce13">
              <text:p>32.703</text:p>
            </table:table-cell>
            <table:table-cell office:value-type="string" table:style-name="ce10">
              <text:p>1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2</text:p>
            </table:table-cell>
            <table:table-cell office:value-type="string" table:style-name="ce12">
              <text:p>34.648</text:p>
            </table:table-cell>
            <table:table-cell office:value-type="string" table:style-name="ce13">
              <text:p>36.708</text:p>
            </table:table-cell>
            <table:table-cell office:value-type="string" table:style-name="ce12">
              <text:p>38.891</text:p>
            </table:table-cell>
            <table:table-cell office:value-type="string" table:style-name="ce13">
              <text:p>41.203</text:p>
            </table:table-cell>
            <table:table-cell office:value-type="string" table:style-name="ce13">
              <text:p>43.654</text:p>
            </table:table-cell>
            <table:table-cell office:value-type="string" table:style-name="ce12">
              <text:p>46.249</text:p>
            </table:table-cell>
            <table:table-cell office:value-type="string" table:style-name="ce13">
              <text:p>48.999</text:p>
            </table:table-cell>
            <table:table-cell office:value-type="string" table:style-name="ce12">
              <text:p>51.913</text:p>
            </table:table-cell>
            <table:table-cell office:value-type="string" table:style-name="ce13">
              <text:p>55.000</text:p>
            </table:table-cell>
            <table:table-cell office:value-type="string" table:style-name="ce12">
              <text:p>58.270</text:p>
            </table:table-cell>
            <table:table-cell office:value-type="string" table:style-name="ce13">
              <text:p>61.735</text:p>
            </table:table-cell>
            <table:table-cell office:value-type="string" table:style-name="ce13">
              <text:p>65.406</text:p>
            </table:table-cell>
            <table:table-cell office:value-type="string" table:style-name="ce10">
              <text:p>2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3</text:p>
            </table:table-cell>
            <table:table-cell office:value-type="string" table:style-name="ce12">
              <text:p>69.296</text:p>
            </table:table-cell>
            <table:table-cell office:value-type="string" table:style-name="ce13">
              <text:p>73.416</text:p>
            </table:table-cell>
            <table:table-cell office:value-type="string" table:style-name="ce12">
              <text:p>77.782</text:p>
            </table:table-cell>
            <table:table-cell office:value-type="string" table:style-name="ce13">
              <text:p>82.407</text:p>
            </table:table-cell>
            <table:table-cell office:value-type="string" table:style-name="ce13">
              <text:p>87.307</text:p>
            </table:table-cell>
            <table:table-cell office:value-type="string" table:style-name="ce12">
              <text:p>92.499</text:p>
            </table:table-cell>
            <table:table-cell office:value-type="string" table:style-name="ce13">
              <text:p>97.999</text:p>
            </table:table-cell>
            <table:table-cell office:value-type="string" table:style-name="ce12">
              <text:p>103.862</text:p>
            </table:table-cell>
            <table:table-cell office:value-type="string" table:style-name="ce13">
              <text:p>110.000</text:p>
            </table:table-cell>
            <table:table-cell office:value-type="string" table:style-name="ce12">
              <text:p>116.541</text:p>
            </table:table-cell>
            <table:table-cell office:value-type="string" table:style-name="ce13">
              <text:p>123.471</text:p>
            </table:table-cell>
            <table:table-cell office:value-type="string" table:style-name="ce13">
              <text:p>130.813</text:p>
            </table:table-cell>
            <table:table-cell office:value-type="string" table:style-name="ce10">
              <text:p>3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4</text:p>
            </table:table-cell>
            <table:table-cell office:value-type="string" table:style-name="ce12">
              <text:p>138.591</text:p>
            </table:table-cell>
            <table:table-cell office:value-type="string" table:style-name="ce13">
              <text:p>146.832</text:p>
            </table:table-cell>
            <table:table-cell office:value-type="string" table:style-name="ce12">
              <text:p>155.563</text:p>
            </table:table-cell>
            <table:table-cell office:value-type="string" table:style-name="ce13">
              <text:p>164.814</text:p>
            </table:table-cell>
            <table:table-cell office:value-type="string" table:style-name="ce13">
              <text:p>174.614</text:p>
            </table:table-cell>
            <table:table-cell office:value-type="string" table:style-name="ce12">
              <text:p>184.997</text:p>
            </table:table-cell>
            <table:table-cell office:value-type="string" table:style-name="ce13">
              <text:p>195.998</text:p>
            </table:table-cell>
            <table:table-cell office:value-type="string" table:style-name="ce12">
              <text:p>207.652</text:p>
            </table:table-cell>
            <table:table-cell office:value-type="string" table:style-name="ce13">
              <text:p>220.000</text:p>
            </table:table-cell>
            <table:table-cell office:value-type="string" table:style-name="ce12">
              <text:p>233.082</text:p>
            </table:table-cell>
            <table:table-cell office:value-type="string" table:style-name="ce13">
              <text:p>246.942</text:p>
            </table:table-cell>
            <table:table-cell office:value-type="string" table:style-name="ce14">
              <text:p>261.626</text:p>
            </table:table-cell>
            <table:table-cell office:value-type="string" table:style-name="ce10">
              <text:p>4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5</text:p>
            </table:table-cell>
            <table:table-cell office:value-type="string" table:style-name="ce15">
              <text:p>277.183</text:p>
            </table:table-cell>
            <table:table-cell office:value-type="string" table:style-name="ce14">
              <text:p>293.665</text:p>
            </table:table-cell>
            <table:table-cell office:value-type="string" table:style-name="ce15">
              <text:p>311.127</text:p>
            </table:table-cell>
            <table:table-cell office:value-type="string" table:style-name="ce14">
              <text:p>329.628</text:p>
            </table:table-cell>
            <table:table-cell office:value-type="string" table:style-name="ce14">
              <text:p>349.228</text:p>
            </table:table-cell>
            <table:table-cell office:value-type="string" table:style-name="ce15">
              <text:p>369.994</text:p>
            </table:table-cell>
            <table:table-cell office:value-type="string" table:style-name="ce14">
              <text:p>391.995</text:p>
            </table:table-cell>
            <table:table-cell office:value-type="string" table:style-name="ce15">
              <text:p>415.305</text:p>
            </table:table-cell>
            <table:table-cell office:value-type="string" table:style-name="ce14">
              <text:p>440.000</text:p>
            </table:table-cell>
            <table:table-cell office:value-type="string" table:style-name="ce15">
              <text:p>466.164</text:p>
            </table:table-cell>
            <table:table-cell office:value-type="string" table:style-name="ce14">
              <text:p>493.883</text:p>
            </table:table-cell>
            <table:table-cell office:value-type="string" table:style-name="ce13">
              <text:p>523.251</text:p>
            </table:table-cell>
            <table:table-cell office:value-type="string" table:style-name="ce10">
              <text:p>5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6</text:p>
            </table:table-cell>
            <table:table-cell office:value-type="string" table:style-name="ce12">
              <text:p>554.365</text:p>
            </table:table-cell>
            <table:table-cell office:value-type="string" table:style-name="ce13">
              <text:p>587.330</text:p>
            </table:table-cell>
            <table:table-cell office:value-type="string" table:style-name="ce12">
              <text:p>622.254</text:p>
            </table:table-cell>
            <table:table-cell office:value-type="string" table:style-name="ce13">
              <text:p>659.255</text:p>
            </table:table-cell>
            <table:table-cell office:value-type="string" table:style-name="ce13">
              <text:p>698.456</text:p>
            </table:table-cell>
            <table:table-cell office:value-type="string" table:style-name="ce12">
              <text:p>739.989</text:p>
            </table:table-cell>
            <table:table-cell office:value-type="string" table:style-name="ce13">
              <text:p>783.991</text:p>
            </table:table-cell>
            <table:table-cell office:value-type="string" table:style-name="ce12">
              <text:p>830.609</text:p>
            </table:table-cell>
            <table:table-cell office:value-type="string" table:style-name="ce13">
              <text:p>880.000</text:p>
            </table:table-cell>
            <table:table-cell office:value-type="string" table:style-name="ce12">
              <text:p>932.328</text:p>
            </table:table-cell>
            <table:table-cell office:value-type="string" table:style-name="ce13">
              <text:p>987.767</text:p>
            </table:table-cell>
            <table:table-cell office:value-type="string" table:style-name="ce13">
              <text:p>1046.502</text:p>
            </table:table-cell>
            <table:table-cell office:value-type="string" table:style-name="ce10">
              <text:p>6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7</text:p>
            </table:table-cell>
            <table:table-cell office:value-type="string" table:style-name="ce12">
              <text:p>1,108.731</text:p>
            </table:table-cell>
            <table:table-cell office:value-type="string" table:style-name="ce13">
              <text:p>1,174.659</text:p>
            </table:table-cell>
            <table:table-cell office:value-type="string" table:style-name="ce12">
              <text:p>1,244.508</text:p>
            </table:table-cell>
            <table:table-cell office:value-type="string" table:style-name="ce13">
              <text:p>1,318.510</text:p>
            </table:table-cell>
            <table:table-cell office:value-type="string" table:style-name="ce13">
              <text:p>1,396.913</text:p>
            </table:table-cell>
            <table:table-cell office:value-type="string" table:style-name="ce12">
              <text:p>1,479.978</text:p>
            </table:table-cell>
            <table:table-cell office:value-type="string" table:style-name="ce13">
              <text:p>1,567.982</text:p>
            </table:table-cell>
            <table:table-cell office:value-type="string" table:style-name="ce12">
              <text:p>1,661.219</text:p>
            </table:table-cell>
            <table:table-cell office:value-type="string" table:style-name="ce13">
              <text:p>1,760.000</text:p>
            </table:table-cell>
            <table:table-cell office:value-type="string" table:style-name="ce12">
              <text:p>1,864.655</text:p>
            </table:table-cell>
            <table:table-cell office:value-type="string" table:style-name="ce13">
              <text:p>1,975.533</text:p>
            </table:table-cell>
            <table:table-cell office:value-type="string" table:style-name="ce13">
              <text:p>2,093.005</text:p>
            </table:table-cell>
            <table:table-cell office:value-type="string" table:style-name="ce10">
              <text:p>7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8</text:p>
            </table:table-cell>
            <table:table-cell office:value-type="string" table:style-name="ce12">
              <text:p>2,217.461</text:p>
            </table:table-cell>
            <table:table-cell office:value-type="string" table:style-name="ce13">
              <text:p>2,349.318</text:p>
            </table:table-cell>
            <table:table-cell office:value-type="string" table:style-name="ce12">
              <text:p>2,489.016</text:p>
            </table:table-cell>
            <table:table-cell office:value-type="string" table:style-name="ce13">
              <text:p>2,637.020</text:p>
            </table:table-cell>
            <table:table-cell office:value-type="string" table:style-name="ce13">
              <text:p>2,793.826</text:p>
            </table:table-cell>
            <table:table-cell office:value-type="string" table:style-name="ce12">
              <text:p>2,959.955</text:p>
            </table:table-cell>
            <table:table-cell office:value-type="string" table:style-name="ce13">
              <text:p>3,135.963</text:p>
            </table:table-cell>
            <table:table-cell office:value-type="string" table:style-name="ce12">
              <text:p>3,322.438</text:p>
            </table:table-cell>
            <table:table-cell office:value-type="string" table:style-name="ce13">
              <text:p>3,520.000</text:p>
            </table:table-cell>
            <table:table-cell office:value-type="string" table:style-name="ce12">
              <text:p>3,729.310</text:p>
            </table:table-cell>
            <table:table-cell office:value-type="string" table:style-name="ce13">
              <text:p>3,951.066</text:p>
            </table:table-cell>
            <table:table-cell office:value-type="string" table:style-name="ce13">
              <text:p>4,186.009</text:p>
            </table:table-cell>
            <table:table-cell office:value-type="string" table:style-name="ce10">
              <text:p>8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9</text:p>
            </table:table-cell>
            <table:table-cell office:value-type="string" table:style-name="ce12">
              <text:p>4,434.922</text:p>
            </table:table-cell>
            <table:table-cell office:value-type="string" table:style-name="ce13">
              <text:p>4,698.636</text:p>
            </table:table-cell>
            <table:table-cell office:value-type="string" table:style-name="ce12">
              <text:p>4,978.032</text:p>
            </table:table-cell>
            <table:table-cell office:value-type="string" table:style-name="ce13">
              <text:p>5,274.041</text:p>
            </table:table-cell>
            <table:table-cell office:value-type="string" table:style-name="ce13">
              <text:p>5,587.652</text:p>
            </table:table-cell>
            <table:table-cell office:value-type="string" table:style-name="ce12">
              <text:p>5,919.911</text:p>
            </table:table-cell>
            <table:table-cell office:value-type="string" table:style-name="ce13">
              <text:p>6,271.927</text:p>
            </table:table-cell>
            <table:table-cell office:value-type="string" table:style-name="ce12">
              <text:p>6,644.875</text:p>
            </table:table-cell>
            <table:table-cell office:value-type="string" table:style-name="ce13">
              <text:p>7,040.000</text:p>
            </table:table-cell>
            <table:table-cell office:value-type="string" table:style-name="ce12">
              <text:p>7,458.620</text:p>
            </table:table-cell>
            <table:table-cell office:value-type="string" table:style-name="ce13">
              <text:p>7,902.133</text:p>
            </table:table-cell>
            <table:table-cell office:value-type="string" table:style-name="ce13">
              <text:p>8,372.018</text:p>
            </table:table-cell>
            <table:table-cell office:value-type="string" table:style-name="ce10">
              <text:p>9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10</text:p>
            </table:table-cell>
            <table:table-cell office:value-type="string" table:style-name="ce12">
              <text:p>8,869.844</text:p>
            </table:table-cell>
            <table:table-cell office:value-type="string" table:style-name="ce13">
              <text:p>9,397.273</text:p>
            </table:table-cell>
            <table:table-cell office:value-type="string" table:style-name="ce12">
              <text:p>9,956.063</text:p>
            </table:table-cell>
            <table:table-cell office:value-type="string" table:style-name="ce13">
              <text:p>10,548.082</text:p>
            </table:table-cell>
            <table:table-cell office:value-type="string" table:style-name="ce13">
              <text:p>11,175.303</text:p>
            </table:table-cell>
            <table:table-cell office:value-type="string" table:style-name="ce12">
              <text:p>11,839.822</text:p>
            </table:table-cell>
            <table:table-cell office:value-type="string" table:style-name="ce13">
              <text:p>12,543.854</text:p>
            </table:table-cell>
            <table:table-cell office:value-type="string" table:style-name="ce12">
              <text:p>13,289.750</text:p>
            </table:table-cell>
            <table:table-cell office:value-type="string" table:style-name="ce13">
              <text:p>14,080.000</text:p>
            </table:table-cell>
            <table:table-cell office:value-type="string" table:style-name="ce12">
              <text:p>14,917.240</text:p>
            </table:table-cell>
            <table:table-cell office:value-type="string" table:style-name="ce13">
              <text:p>15,804.266</text:p>
            </table:table-cell>
            <table:table-cell office:value-type="string" table:style-name="ce13">
              <text:p>16,744.036</text:p>
            </table:table-cell>
            <table:table-cell office:value-type="string" table:style-name="ce10">
              <text:p>10</text:p>
            </table:table-cell>
            <table:table-cell table:number-columns-repeated="16370" table:style-name="ce1"/>
          </table:table-row>
          <table:table-row table:style-name="ro1">
            <table:table-cell office:value-type="string" table:style-name="ce10">
              <text:p>11</text:p>
            </table:table-cell>
            <table:table-cell office:value-type="string" table:style-name="ce11">
              <text:p>17,739.688</text:p>
            </table:table-cell>
            <table:table-cell office:value-type="string" table:style-name="ce11">
              <text:p>18,794.546</text:p>
            </table:table-cell>
            <table:table-cell office:value-type="string" table:style-name="ce11">
              <text:p>19,915.126</text:p>
            </table:table-cell>
            <table:table-cell office:value-type="string" table:style-name="ce11">
              <text:p>21,096.164</text:p>
            </table:table-cell>
            <table:table-cell office:value-type="string" table:style-name="ce11">
              <text:p>22,350.606</text:p>
            </table:table-cell>
            <table:table-cell office:value-type="string" table:style-name="ce11">
              <text:p>23,679.644</text:p>
            </table:table-cell>
            <table:table-cell office:value-type="string" table:style-name="ce11">
              <text:p>25,087.708</text:p>
            </table:table-cell>
            <table:table-cell office:value-type="string" table:style-name="ce11">
              <text:p>26,579.500</text:p>
            </table:table-cell>
            <table:table-cell office:value-type="string" table:style-name="ce11">
              <text:p>28,160.000</text:p>
            </table:table-cell>
            <table:table-cell office:value-type="string" table:style-name="ce11">
              <text:p>29,834.480</text:p>
            </table:table-cell>
            <table:table-cell office:value-type="string" table:style-name="ce11">
              <text:p>31,608.532</text:p>
            </table:table-cell>
            <table:table-cell office:value-type="string" table:style-name="ce11">
              <text:p>33,488.072</text:p>
            </table:table-cell>
            <table:table-cell office:value-type="string" table:style-name="ce10">
              <text:p>11</text:p>
            </table:table-cell>
            <table:table-cell table:number-columns-repeated="16370" table:style-name="ce1"/>
          </table:table-row>
        </table:table-row-group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Using a Midi interface / Card to generate reference tones is possible by "pitch bending" the appropiate note(s)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C at the 6th octave is 1046.502hz, this can be "pitch wheeled" bent down to ~1000Hz (1Khz) 1000.399hz.</text:p>
          </table:table-cell>
          <table:table-cell table:number-columns-repeated="16378" table:style-name="ce1"/>
        </table:table-row>
        <table:table-row table:style-name="ro1">
          <table:table-cell table:number-columns-repeated="14" table:style-name="ce1"/>
          <table:table-cell table:number-columns-repeated="16370" table:style-name="ce16"/>
        </table:table-row>
        <table:table-row table:style-name="ro6">
          <table:table-cell office:value-type="string" table:style-name="ce19">
            <text:p>Oct.</text:p>
          </table:table-cell>
          <table:table-cell office:value-type="string" table:style-name="ce10">
            <text:p>-2</text:p>
          </table:table-cell>
          <table:table-cell office:value-type="string" table:style-name="ce10">
            <text:p>-1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1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4</text:p>
          </table:table-cell>
          <table:table-cell office:value-type="string" table:style-name="ce10">
            <text:p>5</text:p>
          </table:table-cell>
          <table:table-cell office:value-type="string" table:style-name="ce10">
            <text:p>6</text:p>
          </table:table-cell>
          <table:table-cell office:value-type="string" table:style-name="ce10">
            <text:p>7</text:p>
          </table:table-cell>
          <table:table-cell office:value-type="string" table:style-name="ce10">
            <text:p>8</text:p>
          </table:table-cell>
          <table:table-cell office:value-type="string" table:style-name="ce10">
            <text:p>9</text:p>
          </table:table-cell>
          <table:table-cell office:value-type="string" table:style-name="ce10">
            <text:p>10</text:p>
          </table:table-cell>
          <table:table-cell office:value-type="string" table:style-name="ce10">
            <text:p>11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C# / Db</text:p>
          </table:table-cell>
          <table:table-cell office:value-type="string" table:style-name="ce11">
            <text:p>2.165</text:p>
          </table:table-cell>
          <table:table-cell office:value-type="string" table:style-name="ce11">
            <text:p>4.331</text:p>
          </table:table-cell>
          <table:table-cell office:value-type="string" table:style-name="ce12">
            <text:p>8.662</text:p>
          </table:table-cell>
          <table:table-cell office:value-type="string" table:style-name="ce12">
            <text:p>17.324</text:p>
          </table:table-cell>
          <table:table-cell office:value-type="string" table:style-name="ce12">
            <text:p>34.648</text:p>
          </table:table-cell>
          <table:table-cell office:value-type="string" table:style-name="ce12">
            <text:p>69.296</text:p>
          </table:table-cell>
          <table:table-cell office:value-type="string" table:style-name="ce12">
            <text:p>138.591</text:p>
          </table:table-cell>
          <table:table-cell office:value-type="string" table:style-name="ce15">
            <text:p>277.183</text:p>
          </table:table-cell>
          <table:table-cell office:value-type="string" table:style-name="ce12">
            <text:p>554.365</text:p>
          </table:table-cell>
          <table:table-cell office:value-type="string" table:style-name="ce12">
            <text:p>1,108.731</text:p>
          </table:table-cell>
          <table:table-cell office:value-type="string" table:style-name="ce12">
            <text:p>2,217.461</text:p>
          </table:table-cell>
          <table:table-cell office:value-type="string" table:style-name="ce12">
            <text:p>4,434.922</text:p>
          </table:table-cell>
          <table:table-cell office:value-type="string" table:style-name="ce12">
            <text:p>8,869.844</text:p>
          </table:table-cell>
          <table:table-cell office:value-type="string" table:style-name="ce11">
            <text:p>17,739.688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D</text:p>
          </table:table-cell>
          <table:table-cell office:value-type="string" table:style-name="ce11">
            <text:p>2.294</text:p>
          </table:table-cell>
          <table:table-cell office:value-type="string" table:style-name="ce11">
            <text:p>4.588</text:p>
          </table:table-cell>
          <table:table-cell office:value-type="string" table:style-name="ce13">
            <text:p>9.177</text:p>
          </table:table-cell>
          <table:table-cell office:value-type="string" table:style-name="ce13">
            <text:p>18.354</text:p>
          </table:table-cell>
          <table:table-cell office:value-type="string" table:style-name="ce13">
            <text:p>36.708</text:p>
          </table:table-cell>
          <table:table-cell office:value-type="string" table:style-name="ce13">
            <text:p>73.416</text:p>
          </table:table-cell>
          <table:table-cell office:value-type="string" table:style-name="ce13">
            <text:p>146.832</text:p>
          </table:table-cell>
          <table:table-cell office:value-type="string" table:style-name="ce14">
            <text:p>293.665</text:p>
          </table:table-cell>
          <table:table-cell office:value-type="string" table:style-name="ce13">
            <text:p>587.330</text:p>
          </table:table-cell>
          <table:table-cell office:value-type="string" table:style-name="ce13">
            <text:p>1,174.659</text:p>
          </table:table-cell>
          <table:table-cell office:value-type="string" table:style-name="ce13">
            <text:p>2,349.318</text:p>
          </table:table-cell>
          <table:table-cell office:value-type="string" table:style-name="ce13">
            <text:p>4,698.636</text:p>
          </table:table-cell>
          <table:table-cell office:value-type="string" table:style-name="ce13">
            <text:p>9,397.273</text:p>
          </table:table-cell>
          <table:table-cell office:value-type="string" table:style-name="ce11">
            <text:p>18,794.546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D# / Eb</text:p>
          </table:table-cell>
          <table:table-cell office:value-type="string" table:style-name="ce11">
            <text:p>2.430</text:p>
          </table:table-cell>
          <table:table-cell office:value-type="string" table:style-name="ce11">
            <text:p>4.861</text:p>
          </table:table-cell>
          <table:table-cell office:value-type="string" table:style-name="ce12">
            <text:p>9.723</text:p>
          </table:table-cell>
          <table:table-cell office:value-type="string" table:style-name="ce12">
            <text:p>19.445</text:p>
          </table:table-cell>
          <table:table-cell office:value-type="string" table:style-name="ce12">
            <text:p>38.891</text:p>
          </table:table-cell>
          <table:table-cell office:value-type="string" table:style-name="ce12">
            <text:p>77.782</text:p>
          </table:table-cell>
          <table:table-cell office:value-type="string" table:style-name="ce12">
            <text:p>155.563</text:p>
          </table:table-cell>
          <table:table-cell office:value-type="string" table:style-name="ce15">
            <text:p>311.127</text:p>
          </table:table-cell>
          <table:table-cell office:value-type="string" table:style-name="ce12">
            <text:p>622.254</text:p>
          </table:table-cell>
          <table:table-cell office:value-type="string" table:style-name="ce12">
            <text:p>1,244.508</text:p>
          </table:table-cell>
          <table:table-cell office:value-type="string" table:style-name="ce12">
            <text:p>2,489.016</text:p>
          </table:table-cell>
          <table:table-cell office:value-type="string" table:style-name="ce12">
            <text:p>4,978.032</text:p>
          </table:table-cell>
          <table:table-cell office:value-type="string" table:style-name="ce12">
            <text:p>9,956.063</text:p>
          </table:table-cell>
          <table:table-cell office:value-type="string" table:style-name="ce11">
            <text:p>19,915.126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E</text:p>
          </table:table-cell>
          <table:table-cell office:value-type="string" table:style-name="ce11">
            <text:p>2.575</text:p>
          </table:table-cell>
          <table:table-cell office:value-type="string" table:style-name="ce11">
            <text:p>5.150</text:p>
          </table:table-cell>
          <table:table-cell office:value-type="string" table:style-name="ce13">
            <text:p>10.301</text:p>
          </table:table-cell>
          <table:table-cell office:value-type="string" table:style-name="ce13">
            <text:p>20.602</text:p>
          </table:table-cell>
          <table:table-cell office:value-type="string" table:style-name="ce13">
            <text:p>41.203</text:p>
          </table:table-cell>
          <table:table-cell office:value-type="string" table:style-name="ce13">
            <text:p>82.407</text:p>
          </table:table-cell>
          <table:table-cell office:value-type="string" table:style-name="ce13">
            <text:p>164.814</text:p>
          </table:table-cell>
          <table:table-cell office:value-type="string" table:style-name="ce14">
            <text:p>329.628</text:p>
          </table:table-cell>
          <table:table-cell office:value-type="string" table:style-name="ce13">
            <text:p>659.255</text:p>
          </table:table-cell>
          <table:table-cell office:value-type="string" table:style-name="ce13">
            <text:p>1,318.510</text:p>
          </table:table-cell>
          <table:table-cell office:value-type="string" table:style-name="ce13">
            <text:p>2,637.020</text:p>
          </table:table-cell>
          <table:table-cell office:value-type="string" table:style-name="ce13">
            <text:p>5,274.041</text:p>
          </table:table-cell>
          <table:table-cell office:value-type="string" table:style-name="ce13">
            <text:p>10,548.082</text:p>
          </table:table-cell>
          <table:table-cell office:value-type="string" table:style-name="ce11">
            <text:p>21,096.164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F</text:p>
          </table:table-cell>
          <table:table-cell office:value-type="string" table:style-name="ce11">
            <text:p>2.728</text:p>
          </table:table-cell>
          <table:table-cell office:value-type="string" table:style-name="ce11">
            <text:p>5.456</text:p>
          </table:table-cell>
          <table:table-cell office:value-type="string" table:style-name="ce13">
            <text:p>10.913</text:p>
          </table:table-cell>
          <table:table-cell office:value-type="string" table:style-name="ce13">
            <text:p>21.827</text:p>
          </table:table-cell>
          <table:table-cell office:value-type="string" table:style-name="ce13">
            <text:p>43.654</text:p>
          </table:table-cell>
          <table:table-cell office:value-type="string" table:style-name="ce13">
            <text:p>87.307</text:p>
          </table:table-cell>
          <table:table-cell office:value-type="string" table:style-name="ce13">
            <text:p>174.614</text:p>
          </table:table-cell>
          <table:table-cell office:value-type="string" table:style-name="ce14">
            <text:p>349.228</text:p>
          </table:table-cell>
          <table:table-cell office:value-type="string" table:style-name="ce13">
            <text:p>698.456</text:p>
          </table:table-cell>
          <table:table-cell office:value-type="string" table:style-name="ce13">
            <text:p>1,396.913</text:p>
          </table:table-cell>
          <table:table-cell office:value-type="string" table:style-name="ce13">
            <text:p>2,793.826</text:p>
          </table:table-cell>
          <table:table-cell office:value-type="string" table:style-name="ce13">
            <text:p>5,587.652</text:p>
          </table:table-cell>
          <table:table-cell office:value-type="string" table:style-name="ce13">
            <text:p>11,175.303</text:p>
          </table:table-cell>
          <table:table-cell office:value-type="string" table:style-name="ce11">
            <text:p>22,350.606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F# / Gb</text:p>
          </table:table-cell>
          <table:table-cell office:value-type="string" table:style-name="ce11">
            <text:p>2.890</text:p>
          </table:table-cell>
          <table:table-cell office:value-type="string" table:style-name="ce11">
            <text:p>5.781</text:p>
          </table:table-cell>
          <table:table-cell office:value-type="string" table:style-name="ce12">
            <text:p>11.562</text:p>
          </table:table-cell>
          <table:table-cell office:value-type="string" table:style-name="ce12">
            <text:p>23.125</text:p>
          </table:table-cell>
          <table:table-cell office:value-type="string" table:style-name="ce12">
            <text:p>46.249</text:p>
          </table:table-cell>
          <table:table-cell office:value-type="string" table:style-name="ce12">
            <text:p>92.499</text:p>
          </table:table-cell>
          <table:table-cell office:value-type="string" table:style-name="ce12">
            <text:p>184.997</text:p>
          </table:table-cell>
          <table:table-cell office:value-type="string" table:style-name="ce15">
            <text:p>369.994</text:p>
          </table:table-cell>
          <table:table-cell office:value-type="string" table:style-name="ce12">
            <text:p>739.989</text:p>
          </table:table-cell>
          <table:table-cell office:value-type="string" table:style-name="ce12">
            <text:p>1,479.978</text:p>
          </table:table-cell>
          <table:table-cell office:value-type="string" table:style-name="ce12">
            <text:p>2,959.955</text:p>
          </table:table-cell>
          <table:table-cell office:value-type="string" table:style-name="ce12">
            <text:p>5,919.911</text:p>
          </table:table-cell>
          <table:table-cell office:value-type="string" table:style-name="ce12">
            <text:p>11,839.822</text:p>
          </table:table-cell>
          <table:table-cell office:value-type="string" table:style-name="ce11">
            <text:p>23,679.644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G</text:p>
          </table:table-cell>
          <table:table-cell office:value-type="string" table:style-name="ce11">
            <text:p>3.062</text:p>
          </table:table-cell>
          <table:table-cell office:value-type="string" table:style-name="ce11">
            <text:p>6.125</text:p>
          </table:table-cell>
          <table:table-cell office:value-type="string" table:style-name="ce13">
            <text:p>12.250</text:p>
          </table:table-cell>
          <table:table-cell office:value-type="string" table:style-name="ce13">
            <text:p>24.500</text:p>
          </table:table-cell>
          <table:table-cell office:value-type="string" table:style-name="ce13">
            <text:p>48.999</text:p>
          </table:table-cell>
          <table:table-cell office:value-type="string" table:style-name="ce13">
            <text:p>97.999</text:p>
          </table:table-cell>
          <table:table-cell office:value-type="string" table:style-name="ce13">
            <text:p>195.998</text:p>
          </table:table-cell>
          <table:table-cell office:value-type="string" table:style-name="ce14">
            <text:p>391.995</text:p>
          </table:table-cell>
          <table:table-cell office:value-type="string" table:style-name="ce13">
            <text:p>783.991</text:p>
          </table:table-cell>
          <table:table-cell office:value-type="string" table:style-name="ce13">
            <text:p>1,567.982</text:p>
          </table:table-cell>
          <table:table-cell office:value-type="string" table:style-name="ce13">
            <text:p>3,135.963</text:p>
          </table:table-cell>
          <table:table-cell office:value-type="string" table:style-name="ce13">
            <text:p>6,271.927</text:p>
          </table:table-cell>
          <table:table-cell office:value-type="string" table:style-name="ce13">
            <text:p>12,543.854</text:p>
          </table:table-cell>
          <table:table-cell office:value-type="string" table:style-name="ce11">
            <text:p>25,087.708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G# /Ab</text:p>
          </table:table-cell>
          <table:table-cell office:value-type="string" table:style-name="ce11">
            <text:p>3.244</text:p>
          </table:table-cell>
          <table:table-cell office:value-type="string" table:style-name="ce11">
            <text:p>6.489</text:p>
          </table:table-cell>
          <table:table-cell office:value-type="string" table:style-name="ce12">
            <text:p>12.978</text:p>
          </table:table-cell>
          <table:table-cell office:value-type="string" table:style-name="ce12">
            <text:p>25.957</text:p>
          </table:table-cell>
          <table:table-cell office:value-type="string" table:style-name="ce12">
            <text:p>51.913</text:p>
          </table:table-cell>
          <table:table-cell office:value-type="string" table:style-name="ce12">
            <text:p>103.862</text:p>
          </table:table-cell>
          <table:table-cell office:value-type="string" table:style-name="ce12">
            <text:p>207.652</text:p>
          </table:table-cell>
          <table:table-cell office:value-type="string" table:style-name="ce15">
            <text:p>415.305</text:p>
          </table:table-cell>
          <table:table-cell office:value-type="string" table:style-name="ce12">
            <text:p>830.609</text:p>
          </table:table-cell>
          <table:table-cell office:value-type="string" table:style-name="ce12">
            <text:p>1,661.219</text:p>
          </table:table-cell>
          <table:table-cell office:value-type="string" table:style-name="ce12">
            <text:p>3,322.438</text:p>
          </table:table-cell>
          <table:table-cell office:value-type="string" table:style-name="ce12">
            <text:p>6,644.875</text:p>
          </table:table-cell>
          <table:table-cell office:value-type="string" table:style-name="ce12">
            <text:p>13,289.750</text:p>
          </table:table-cell>
          <table:table-cell office:value-type="string" table:style-name="ce11">
            <text:p>26,579.500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A</text:p>
          </table:table-cell>
          <table:table-cell office:value-type="string" table:style-name="ce11">
            <text:p>3.437</text:p>
          </table:table-cell>
          <table:table-cell office:value-type="string" table:style-name="ce11">
            <text:p>6.875</text:p>
          </table:table-cell>
          <table:table-cell office:value-type="string" table:style-name="ce13">
            <text:p>13.750</text:p>
          </table:table-cell>
          <table:table-cell office:value-type="string" table:style-name="ce13">
            <text:p>27.500</text:p>
          </table:table-cell>
          <table:table-cell office:value-type="string" table:style-name="ce13">
            <text:p>55.000</text:p>
          </table:table-cell>
          <table:table-cell office:value-type="string" table:style-name="ce13">
            <text:p>110.000</text:p>
          </table:table-cell>
          <table:table-cell office:value-type="string" table:style-name="ce13">
            <text:p>220.000</text:p>
          </table:table-cell>
          <table:table-cell office:value-type="string" table:style-name="ce14">
            <text:p>440.000</text:p>
          </table:table-cell>
          <table:table-cell office:value-type="string" table:style-name="ce13">
            <text:p>880.000</text:p>
          </table:table-cell>
          <table:table-cell office:value-type="string" table:style-name="ce13">
            <text:p>1,760.000</text:p>
          </table:table-cell>
          <table:table-cell office:value-type="string" table:style-name="ce13">
            <text:p>3,520.000</text:p>
          </table:table-cell>
          <table:table-cell office:value-type="string" table:style-name="ce13">
            <text:p>7,040.000</text:p>
          </table:table-cell>
          <table:table-cell office:value-type="string" table:style-name="ce13">
            <text:p>14,080.000</text:p>
          </table:table-cell>
          <table:table-cell office:value-type="string" table:style-name="ce11">
            <text:p>28,160.000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A# / Bb</text:p>
          </table:table-cell>
          <table:table-cell office:value-type="string" table:style-name="ce11">
            <text:p>3.646</text:p>
          </table:table-cell>
          <table:table-cell office:value-type="string" table:style-name="ce11">
            <text:p>7.293</text:p>
          </table:table-cell>
          <table:table-cell office:value-type="string" table:style-name="ce12">
            <text:p>14.586</text:p>
          </table:table-cell>
          <table:table-cell office:value-type="string" table:style-name="ce12">
            <text:p>29.135</text:p>
          </table:table-cell>
          <table:table-cell office:value-type="string" table:style-name="ce12">
            <text:p>58.270</text:p>
          </table:table-cell>
          <table:table-cell office:value-type="string" table:style-name="ce12">
            <text:p>116.541</text:p>
          </table:table-cell>
          <table:table-cell office:value-type="string" table:style-name="ce12">
            <text:p>233.082</text:p>
          </table:table-cell>
          <table:table-cell office:value-type="string" table:style-name="ce15">
            <text:p>466.164</text:p>
          </table:table-cell>
          <table:table-cell office:value-type="string" table:style-name="ce12">
            <text:p>932.328</text:p>
          </table:table-cell>
          <table:table-cell office:value-type="string" table:style-name="ce12">
            <text:p>1,864.655</text:p>
          </table:table-cell>
          <table:table-cell office:value-type="string" table:style-name="ce12">
            <text:p>3,729.310</text:p>
          </table:table-cell>
          <table:table-cell office:value-type="string" table:style-name="ce12">
            <text:p>7,458.620</text:p>
          </table:table-cell>
          <table:table-cell office:value-type="string" table:style-name="ce12">
            <text:p>14,917.240</text:p>
          </table:table-cell>
          <table:table-cell office:value-type="string" table:style-name="ce11">
            <text:p>29,834.480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B</text:p>
          </table:table-cell>
          <table:table-cell office:value-type="string" table:style-name="ce11">
            <text:p>3.858</text:p>
          </table:table-cell>
          <table:table-cell office:value-type="string" table:style-name="ce11">
            <text:p>7.717</text:p>
          </table:table-cell>
          <table:table-cell office:value-type="string" table:style-name="ce13">
            <text:p>15.434</text:p>
          </table:table-cell>
          <table:table-cell office:value-type="string" table:style-name="ce13">
            <text:p>30.868</text:p>
          </table:table-cell>
          <table:table-cell office:value-type="string" table:style-name="ce13">
            <text:p>61.735</text:p>
          </table:table-cell>
          <table:table-cell office:value-type="string" table:style-name="ce13">
            <text:p>123.471</text:p>
          </table:table-cell>
          <table:table-cell office:value-type="string" table:style-name="ce13">
            <text:p>246.942</text:p>
          </table:table-cell>
          <table:table-cell office:value-type="string" table:style-name="ce14">
            <text:p>493.883</text:p>
          </table:table-cell>
          <table:table-cell office:value-type="string" table:style-name="ce13">
            <text:p>987.767</text:p>
          </table:table-cell>
          <table:table-cell office:value-type="string" table:style-name="ce13">
            <text:p>1,975.533</text:p>
          </table:table-cell>
          <table:table-cell office:value-type="string" table:style-name="ce13">
            <text:p>3,951.066</text:p>
          </table:table-cell>
          <table:table-cell office:value-type="string" table:style-name="ce13">
            <text:p>7,902.133</text:p>
          </table:table-cell>
          <table:table-cell office:value-type="string" table:style-name="ce13">
            <text:p>15,804.266</text:p>
          </table:table-cell>
          <table:table-cell office:value-type="string" table:style-name="ce11">
            <text:p>31,608.532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C</text:p>
          </table:table-cell>
          <table:table-cell office:value-type="string" table:style-name="ce11">
            <text:p>4.088</text:p>
          </table:table-cell>
          <table:table-cell office:value-type="string" table:style-name="ce11">
            <text:p>8.176</text:p>
          </table:table-cell>
          <table:table-cell office:value-type="string" table:style-name="ce13">
            <text:p>16.352</text:p>
          </table:table-cell>
          <table:table-cell office:value-type="string" table:style-name="ce13">
            <text:p>32.703</text:p>
          </table:table-cell>
          <table:table-cell office:value-type="string" table:style-name="ce13">
            <text:p>65.406</text:p>
          </table:table-cell>
          <table:table-cell office:value-type="string" table:style-name="ce13">
            <text:p>130.813</text:p>
          </table:table-cell>
          <table:table-cell office:value-type="string" table:style-name="ce17">
            <text:p>261.626</text:p>
          </table:table-cell>
          <table:table-cell office:value-type="string" table:style-name="ce18">
            <text:p>523.251</text:p>
          </table:table-cell>
          <table:table-cell office:value-type="string" table:style-name="ce13">
            <text:p>1046.502</text:p>
          </table:table-cell>
          <table:table-cell office:value-type="string" table:style-name="ce13">
            <text:p>2,093.005</text:p>
          </table:table-cell>
          <table:table-cell office:value-type="string" table:style-name="ce13">
            <text:p>4,186.009</text:p>
          </table:table-cell>
          <table:table-cell office:value-type="string" table:style-name="ce13">
            <text:p>8,372.018</text:p>
          </table:table-cell>
          <table:table-cell office:value-type="string" table:style-name="ce13">
            <text:p>16,744.036</text:p>
          </table:table-cell>
          <table:table-cell office:value-type="string" table:style-name="ce11">
            <text:p>33,488.072</text:p>
          </table:table-cell>
          <table:table-cell table:number-columns-repeated="16369" table:style-name="ce16"/>
        </table:table-row>
        <table:table-row table:style-name="ro6">
          <table:table-cell office:value-type="string" table:style-name="ce19">
            <text:p>Oct.</text:p>
          </table:table-cell>
          <table:table-cell office:value-type="string" table:style-name="ce10">
            <text:p>-2</text:p>
          </table:table-cell>
          <table:table-cell office:value-type="string" table:style-name="ce10">
            <text:p>-1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1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3</text:p>
          </table:table-cell>
          <table:table-cell office:value-type="string" table:style-name="ce10">
            <text:p>4</text:p>
          </table:table-cell>
          <table:table-cell office:value-type="string" table:style-name="ce10">
            <text:p>5</text:p>
          </table:table-cell>
          <table:table-cell office:value-type="string" table:style-name="ce10">
            <text:p>6</text:p>
          </table:table-cell>
          <table:table-cell office:value-type="string" table:style-name="ce10">
            <text:p>7</text:p>
          </table:table-cell>
          <table:table-cell office:value-type="string" table:style-name="ce10">
            <text:p>8</text:p>
          </table:table-cell>
          <table:table-cell office:value-type="string" table:style-name="ce10">
            <text:p>9</text:p>
          </table:table-cell>
          <table:table-cell office:value-type="string" table:style-name="ce10">
            <text:p>10</text:p>
          </table:table-cell>
          <table:table-cell office:value-type="string" table:style-name="ce10">
            <text:p>11</text:p>
          </table:table-cell>
          <table:table-cell table:number-columns-repeated="16369" table:style-name="ce16"/>
        </table:table-row>
        <table:table-row table:number-rows-repeated="7" table:style-name="ro1">
          <table:table-cell table:number-columns-repeated="16384" table:style-name="ce1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assus" svg:font-family="Lassus"/>
    <style:font-face style:name="Tahoma" svg:font-family="Tahoma"/>
    <style:font-face style:name="Lassus1" svg:font-family="Lassus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5</meta:generator>
    <meta:initial-creator>tadek </meta:initial-creator>
    <dc:creator>Paweł Malinowski</dc:creator>
    <meta:creation-date>2009-12-30T18:05:12Z</meta:creation-date>
    <dc:date>2023-03-17T10:13:06Z</dc:date>
    <meta:editing-cycles>17</meta:editing-cycles>
    <meta:editing-duration>PT50787S</meta:editing-duration>
  </office:meta>
</office:document-meta>
</file>